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465" officeooo:paragraph-rsid="0015d465"/>
    </style:style>
    <style:style style:name="P2" style:family="paragraph" style:parent-style-name="Preformatted_20_Text">
      <style:text-properties officeooo:rsid="0017b29e" officeooo:paragraph-rsid="0017b29e"/>
    </style:style>
    <style:style style:name="P3" style:family="paragraph" style:parent-style-name="Preformatted_20_Text">
      <style:text-properties officeooo:rsid="0018ac9a" officeooo:paragraph-rsid="0018ac9a"/>
    </style:style>
    <style:style style:name="P4" style:family="paragraph" style:parent-style-name="Preformatted_20_Text">
      <style:text-properties fo:font-weight="bold" officeooo:rsid="0015d465" officeooo:paragraph-rsid="0015d465" style:font-weight-asian="bold" style:font-weight-complex="bold"/>
    </style:style>
    <style:style style:name="P5" style:family="paragraph" style:parent-style-name="Preformatted_20_Text">
      <style:text-properties fo:font-weight="bold" officeooo:rsid="001cf60a" officeooo:paragraph-rsid="001cf60a" style:font-weight-asian="bold" style:font-weight-complex="bold"/>
    </style:style>
    <style:style style:name="P6" style:family="paragraph" style:parent-style-name="Preformatted_20_Text" style:list-style-name="L1">
      <style:text-properties officeooo:rsid="001ad499" officeooo:paragraph-rsid="001ad499"/>
    </style:style>
    <style:style style:name="P7" style:family="paragraph" style:parent-style-name="Preformatted_20_Text" style:list-style-name="L1">
      <style:text-properties officeooo:rsid="001ad499" officeooo:paragraph-rsid="001fe498"/>
    </style:style>
    <style:style style:name="P8" style:family="paragraph" style:parent-style-name="Preformatted_20_Text" style:list-style-name="L1">
      <style:text-properties officeooo:rsid="001b157c" officeooo:paragraph-rsid="001b157c"/>
    </style:style>
    <style:style style:name="P9" style:family="paragraph" style:parent-style-name="Preformatted_20_Text" style:list-style-name="L1">
      <style:text-properties officeooo:rsid="001fe498" officeooo:paragraph-rsid="001fe498"/>
    </style:style>
    <style:style style:name="T1" style:family="text">
      <style:text-properties officeooo:rsid="001a88fc"/>
    </style:style>
    <style:style style:name="T2" style:family="text">
      <style:text-properties officeooo:rsid="001b157c"/>
    </style:style>
    <style:style style:name="T3" style:family="text">
      <style:text-properties officeooo:rsid="001cf60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rrigation Sources and Summary<text:span text:style-name="T3">:</text:span></text:p>
      <text:p text:style-name="P1"/>
      <text:list xml:id="list9182681774302443637" text:style-name="L1">
        <text:list-item>
          <text:p text:style-name="P6">Colorado State Extension Fact Sheets</text:p>
          <text:list>
            <text:list-item>
              <text:p text:style-name="P6">4.707 Water balance method</text:p>
            </text:list-item>
            <text:list-item>
              <text:p text:style-name="P6">4.708 Irrigation Scheduling Methods</text:p>
              <text:p text:style-name="P6"/>
            </text:list-item>
          </text:list>
        </text:list-item>
        <text:list-item>
          <text:p text:style-name="P6">FAO Irrigation and drainage paper 56</text:p>
          <text:list>
            <text:list-item>
              <text:p text:style-name="P6">Crop evapotranspiration - Guidelines for computing crop water <text:span text:style-name="T2"><text:tab/></text:span>requirements (details FAO Penman Montieth method)</text:p>
            </text:list-item>
            <text:list-item>
              <text:p text:style-name="P9">I have ordered a hardcopy of this from the PSU library.</text:p>
            </text:list-item>
            <text:list-item>
              <text:p text:style-name="P9">Digital Copy: <text:a xlink:type="simple" xlink:href="http://www.fao.org/docrep/x0490e/x0490e00.htm#Contents" text:style-name="Internet_20_link" text:visited-style-name="Visited_20_Internet_20_Link">http://www.fao.org/docrep/x0490e/x0490e00.htm#Contents</text:a></text:p>
              <text:p text:style-name="P7"/>
            </text:list-item>
          </text:list>
        </text:list-item>
        <text:list-item>
          <text:p text:style-name="P6">Hargreaves and Other Reduced-Set Methods for Calculating <text:span text:style-name="T2"><text:tab/></text:span>Evapotranspiration</text:p>
          <text:list>
            <text:list-item>
              <text:p text:style-name="P6">(Hargreaves requires less sensor data than FAO PM)</text:p>
              <text:p text:style-name="P6"/>
            </text:list-item>
          </text:list>
        </text:list-item>
        <text:list-item>
          <text:p text:style-name="P8">Advances in Geosciences</text:p>
          <text:list>
            <text:list-item>
              <text:p text:style-name="P8">A global comparison of four potential evapotranspiration equations <text:tab/>and their relevance to stream flow modelling in semi-arid <text:tab/>environments (global data regarding evapotransiration)</text:p>
              <text:p text:style-name="P8"/>
            </text:list-item>
          </text:list>
        </text:list-item>
        <text:list-item>
          <text:p text:style-name="P8">Hargreaves versus Penman-Monteith under Humid Conditions</text:p>
          <text:list>
            <text:list-item>
              <text:p text:style-name="P8">(details errors in Hargreaves and adjustments necessary for humid <text:tab/>climates)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Implementation:</text:p>
      <text:p text:style-name="P1"/>
      <text:p text:style-name="P2">water valve</text:p>
      <text:p text:style-name="P2"><text:tab/>measures flow </text:p>
      <text:p text:style-name="P2"><text:tab/>opens and closes</text:p>
      <text:p text:style-name="P2"/>
      <text:p text:style-name="P3">sensing unit </text:p>
      <text:p text:style-name="P3"><text:tab/>measures data necessary to run algorithm</text:p>
      <text:p text:style-name="P3"><text:tab/>run algorithm</text:p>
      <text:p text:style-name="P3"><text:tab/>send instruction<text:span text:style-name="T3">s</text:span> to water valve</text:p>
      <text:p text:style-name="P3"><text:tab/>receive <text:span text:style-name="T1">instructions from android app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Nimbus Roman No9 L" fo:font-family="'Nimbus Roman No9 L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04:44:40.195830842</dc:date>
    <meta:editing-duration>PT1H7M36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23" meta:word-count="149" meta:character-count="1113" meta:non-whitespace-character-count="961"/>
  </office:meta>
</office:document-meta>
</file>